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A000002B56DABAEDDAE3839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2cm" svg:y="-0.968cm" svg:width="22.999cm" svg:height="13.531cm" draw:z-index="0"><draw:image xlink:href="Pictures/100002010000049A000002B56DABAEDDAE3839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15.3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4:29:58.514403151</meta:creation-date>
    <meta:generator>LibreOffice/6.4.6.2$Linux_X86_64 LibreOffice_project/40$Build-2</meta:generator>
    <meta:print-date>2021-03-29T18:39:54.125687069</meta:print-date>
    <dc:date>2021-03-29T19:09:47.378729777</dc:date>
    <meta:editing-duration>PT29M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